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7000000712E6E989A7C7C6CD9.png" manifest:media-type="image/png"/>
  <manifest:file-entry manifest:full-path="Pictures/10000000000002F20000007FCDC6605A52B19D74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P2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P3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P4" style:family="paragraph" style:parent-style-name="Standard">
      <style:paragraph-properties fo:text-align="end" style:justify-single-word="false"/>
      <style:text-properties officeooo:paragraph-rsid="002e1fcc"/>
    </style:style>
    <style:style style:name="P5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6" style:family="paragraph" style:parent-style-name="Standard">
      <style:text-properties officeooo:paragraph-rsid="002e1fcc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1" officeooo:paragraph-rsid="002c3669"/>
    </style:style>
    <style:style style:name="P8" style:family="paragraph" style:parent-style-name="Standard">
      <style:text-properties style:font-name="Arial1" officeooo:paragraph-rsid="002c3669"/>
    </style:style>
    <style:style style:name="P9" style:family="paragraph" style:parent-style-name="Standard">
      <style:text-properties style:font-name="Arial" officeooo:rsid="009acee3" officeooo:paragraph-rsid="009acee3"/>
    </style:style>
    <style:style style:name="P10" style:family="paragraph" style:parent-style-name="Standard">
      <style:text-properties style:font-name="Arial" officeooo:rsid="00061808" officeooo:paragraph-rsid="007c53cd"/>
    </style:style>
    <style:style style:name="P11" style:family="paragraph" style:parent-style-name="Standard">
      <style:text-properties style:font-name="Arial" officeooo:paragraph-rsid="009acee3"/>
    </style:style>
    <style:style style:name="P1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1" fo:font-size="10pt" style:text-underline-style="none" fo:font-weight="bold" officeooo:paragraph-rsid="002c3669" style:font-size-asian="10pt" style:font-weight-asian="bold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5pt" style:text-underline-style="none" officeooo:paragraph-rsid="0081961b" style:font-size-asian="15pt" style:font-size-complex="15pt"/>
    </style:style>
    <style:style style:name="P14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officeooo:paragraph-rsid="0081961b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5pt" style:text-underline-style="none" fo:font-weight="bold" officeooo:rsid="007c53cd" officeooo:paragraph-rsid="0081961b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Arial" fo:font-weight="normal" officeooo:rsid="009acee3" officeooo:paragraph-rsid="009acee3" style:font-weight-asian="normal" style:font-weight-complex="normal"/>
    </style:style>
    <style:style style:name="P17" style:family="paragraph" style:parent-style-name="Standard" style:list-style-name="L1">
      <style:text-properties style:font-name="Arial" officeooo:rsid="009acee3" officeooo:paragraph-rsid="009acee3"/>
    </style:style>
    <style:style style:name="P18" style:family="paragraph" style:parent-style-name="Standard">
      <style:text-properties style:font-name="Arial" fo:font-style="normal" officeooo:rsid="0084b0ea" officeooo:paragraph-rsid="009acee3" style:font-style-asian="normal" style:font-style-complex="normal"/>
    </style:style>
    <style:style style:name="P19" style:family="paragraph" style:parent-style-name="Standard">
      <style:text-properties fo:color="#3465a4" style:font-name="Arial" fo:font-style="normal" officeooo:rsid="0084b0ea" officeooo:paragraph-rsid="009acee3" style:font-style-asian="normal" style:font-style-complex="normal"/>
    </style:style>
    <style:style style:name="P20" style:family="paragraph" style:parent-style-name="Standard">
      <style:text-properties fo:color="#3465a4" style:font-name="Arial" fo:font-style="italic" style:text-underline-style="none" officeooo:rsid="007f7812" officeooo:paragraph-rsid="0084b0ea" style:font-style-asian="italic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7fff54"/>
    </style:style>
    <style:style style:name="T3" style:family="text">
      <style:text-properties fo:color="#000000" fo:font-size="10pt" style:text-underline-style="none" fo:font-weight="bold" officeooo:rsid="00100393" style:font-size-asian="10pt" style:font-weight-asian="bold" style:font-name-complex="Arial" style:font-size-complex="10pt" style:font-weight-complex="bold"/>
    </style:style>
    <style:style style:name="T4" style:family="text">
      <style:text-properties style:text-position="super 58%" fo:font-size="10pt" fo:font-weight="bold" officeooo:rsid="00100393" style:font-size-asian="10pt" style:font-weight-asian="bold" style:font-name-complex="Arial" style:font-size-complex="10pt" style:font-weight-complex="bold"/>
    </style:style>
    <style:style style:name="T5" style:family="text">
      <style:text-properties style:use-window-font-color="true" fo:font-size="14pt" fo:font-style="normal" fo:font-weight="bold" officeooo:rsid="0081961b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fo:font-size="10pt" fo:font-weight="bold" officeooo:rsid="00100393" style:font-size-asian="10pt" style:font-weight-asian="bold" style:font-name-complex="Arial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961b" style:font-weight-asian="bold" style:font-weight-complex="bold"/>
    </style:style>
    <style:style style:name="T10" style:family="text">
      <style:text-properties fo:font-weight="bold" officeooo:rsid="0057caf1" style:font-weight-asian="bold" style:font-weight-complex="bold"/>
    </style:style>
    <style:style style:name="T11" style:family="text">
      <style:text-properties fo:font-weight="bold" officeooo:rsid="007c53cd" style:font-weight-asian="bold" style:font-weight-complex="bold"/>
    </style:style>
    <style:style style:name="T12" style:family="text">
      <style:text-properties fo:font-weight="bold" officeooo:rsid="009acee3" style:font-weight-asian="bold" style:font-weight-complex="bold"/>
    </style:style>
    <style:style style:name="T13" style:family="text">
      <style:text-properties fo:font-size="13pt" fo:font-weight="bold" officeooo:rsid="0081961b" style:font-size-asian="13pt" style:font-weight-asian="bold" style:font-size-complex="13pt" style:font-weight-complex="bold"/>
    </style:style>
    <style:style style:name="T14" style:family="text">
      <style:text-properties officeooo:rsid="009acee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7"><text:span text:style-name="T6">Mòdul </text:span><text:span text:style-name="T3">6 – Accés a dades</text:span></text:p>
          </table:table-cell>
        </table:table-row>
        <table:table-row table:style-name="Taula1.2">
          <table:table-cell table:style-name="Taula1.A2" office:value-type="string">
            <text:p text:style-name="P7"><text:span text:style-name="T7">2</text:span><text:span text:style-name="T4">n <text:s text:c="2"/></text:span><text:span text:style-name="T6">CFGS Desenvolupament d'Aplicacions Multiplataforma</text:span></text:p>
          </table:table-cell>
        </table:table-row>
      </table:table>
      <text:p text:style-name="P8"/>
      <text:p text:style-name="P8"/>
      <text:p text:style-name="P13"><text:span text:style-name="T9">UF3. </text:span><text:span text:style-name="T10">MongoDB - </text:span><text:span text:style-name="T11">Exercicis (4)</text:span></text:p>
      <text:p text:style-name="P15"/>
      <text:p text:style-name="P14"><text:span text:style-name="T13">C</text:span><text:span text:style-name="T5">onversió d’una BD SQL en una BD mongoDB</text:span></text:p>
      <text:p text:style-name="P11"><text:span text:style-name="T14">A partir de la base de dades </text:span><text:span text:style-name="T12">world</text:span><text:span text:style-name="T14">, crea el següent fitxer i importa’l a una BD world al servidor de mongoDB: </text:span></text:p>
      <text:p text:style-name="P10"/>
      <text:p text:style-name="P9">El fitxer es dirà <text:span text:style-name="T8">countries.json </text:span><text:span text:style-name="T15">i serà la unió de:</text:span></text:p>
      <text:p text:style-name="P16"/>
      <text:p text:style-name="P16">1) les dades de la taula Country</text:p>
      <text:p text:style-name="P16">2) per cada country:</text:p>
      <text:p text:style-name="P9"><text:span text:style-name="T15"><text:tab/>a) un array </text:span><text:span text:style-name="T8">cities</text:span><text:span text:style-name="T15">, amb les dades corresponents de la taula City</text:span></text:p>
      <text:p text:style-name="P9"><text:span text:style-name="T15"><text:tab/>b) un array </text:span><text:span text:style-name="T8">languages</text:span><text:span text:style-name="T15">, amb les dades corresponents de la taula CountryLanguage</text:span></text:p>
      <text:p text:style-name="P9"/>
      <text:p text:style-name="P9"><text:span text:style-name="T16">Important</text:span>:</text:p>
      <text:list xml:id="list2636376198" text:style-name="L1">
        <text:list-item>
          <text:p text:style-name="P17">les dades dels països estaran ordenades pel nom del país</text:p>
        </text:list-item>
        <text:list-item>
          <text:p text:style-name="P17">tant un array com l’altre estaran ordenats pel nom de ciutat i de llengua, respectivament</text:p>
        </text:list-item>
      </text:list>
      <text:p text:style-name="P9"/>
      <text:p text:style-name="P18"/>
      <text:p text:style-name="P19">drop proc if exists x1;</text:p>
      <text:p text:style-name="P19">go</text:p>
      <text:p text:style-name="P19">create proc x1 as</text:p>
      <text:p text:style-name="P19">BEGIN</text:p>
      <text:p text:style-name="P19"><text:tab/>declare @id as char(3); <text:s text:c="2"/>-- Les variables dels SPs en MSSQL Server usen @</text:p>
      <text:p text:style-name="P19"/>
      <text:p text:style-name="P19"><text:tab/>declare c cursor for</text:p>
      <text:p text:style-name="P19"><text:tab/> <text:s/>select Code from country;</text:p>
      <text:p text:style-name="P19"/>
      <text:p text:style-name="P19"><text:tab/>create table #json (obj text) <text:s/>--taula temporal</text:p>
      <text:p text:style-name="P19"><text:tab/></text:p>
      <text:p text:style-name="P19"><text:tab/>open c;</text:p>
      <text:p text:style-name="P19"><text:tab/>fetch <text:s/>c into @id;</text:p>
      <text:p text:style-name="P19"><text:tab/>while @@FETCH_STATUS = 0 <text:s/>--MSSQL Server és més elegant usant cursors ;-)</text:p>
      <text:p text:style-name="P19"><text:tab/>begin</text:p>
      <text:p text:style-name="P19"><text:tab/><text:tab/>insert #json select </text:p>
      <text:p text:style-name="P19"><text:tab/><text:tab/> (select *,</text:p>
      <text:p text:style-name="P19"><text:tab/><text:tab/><text:tab/>(select *</text:p>
      <text:p text:style-name="P19"><text:tab/><text:tab/><text:tab/><text:tab/>from dbo.city t where t.CountryCode=c.Code</text:p>
      <text:p text:style-name="P19"><text:tab/><text:tab/><text:tab/><text:tab/>for json PATH) cities, </text:p>
      <text:p text:style-name="P19"><text:tab/><text:tab/><text:tab/>(select *</text:p>
      <text:p text:style-name="P19"><text:tab/><text:tab/><text:tab/><text:tab/>from dbo.countrylanguage e where e.CountryCode=c.Code</text:p>
      <text:p text:style-name="P19"><text:tab/><text:tab/><text:tab/><text:tab/>for json PATH) languages</text:p>
      <text:p text:style-name="P19"><text:soft-page-break/><text:tab/><text:tab/> <text:s/>from dbo.country c</text:p>
      <text:p text:style-name="P19"><text:tab/><text:tab/> <text:s text:c="2"/>where Code=@id</text:p>
      <text:p text:style-name="P19"><text:tab/><text:tab/><text:tab/>for json path, without_array_wrapper);</text:p>
      <text:p text:style-name="P19"><text:tab/><text:tab/>fetch <text:s/>c into @id;</text:p>
      <text:p text:style-name="P19"><text:tab/>end;</text:p>
      <text:p text:style-name="P19"><text:tab/>close c;</text:p>
      <text:p text:style-name="P19"><text:tab/>DEALLOCATE c;</text:p>
      <text:p text:style-name="P19"/>
      <text:p text:style-name="P19"><text:tab/>select * from #json;</text:p>
      <text:p text:style-name="P19">END;</text:p>
      <text:p text:style-name="P19">go</text:p>
      <text:p text:style-name="P19">exec x1;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1" fo:font-family="Arial" style:font-family-generic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996cm"/>
    </style:style>
    <style:style style:name="Taula15.B" style:family="table-column">
      <style:table-column-properties style:column-width="8.006cm"/>
    </style:style>
    <style:style style:name="Taula15.1" style:family="table-row">
      <style:table-row-properties style:min-row-height="1.39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Standard">
      <style:text-properties officeooo:paragraph-rsid="002e1fcc"/>
    </style:style>
    <style:style style:name="MP2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MP3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MP4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MP5" style:family="paragraph" style:parent-style-name="Standard">
      <style:paragraph-properties fo:text-align="end" style:justify-single-word="false"/>
      <style:text-properties officeooo:paragraph-rsid="002e1fcc"/>
    </style:style>
    <style:style style:name="MP6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7fff54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43cm" fo:margin-bottom="0.37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92cm" fo:margin-left="0cm" fo:margin-right="0cm" fo:margin-bottom="0.499cm" style:dynamic-spacing="false"/>
      </style:header-style>
      <style:footer-style>
        <style:header-footer-properties svg:height="2.247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3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1"><draw:image xlink:href="Pictures/10000201000001B7000000712E6E989A7C7C6CD9.png" xlink:type="simple" xlink:show="embed" xlink:actuate="onLoad" loext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2"><text:span text:style-name="MT1">Nom arxiu: </text:span><text:span text:style-name="MT1"><text:file-name text:display="name-and-extension">ED2DAM_ACT_2223_M6_UF3_Ex4.odt</text:file-name></text:span></text:p>
              <text:p text:style-name="MP3">Elaborat: <text:s/><text:span text:style-name="MT2">Miquel Altayó</text:span></text:p>
            </table:table-cell>
            <table:table-cell table:style-name="Taula15.A1" office:value-type="string">
              <text:p text:style-name="MP4"><text:span text:style-name="MT1">Data: </text:span><text:span text:style-name="MT1"><text:date style:data-style-name="N34" text:date-value="2023-01-23T19:05:56.879082089">gener</text:date></text:span><text:span text:style-name="MT1"><text:s/></text:span><text:span text:style-name="MT1"><text:date style:data-style-name="N104" text:date-value="2023-01-23T19:05:56.879412755">2023</text:date></text:span></text:p>
              <text:p text:style-name="MP5"><text:span text:style-name="MT1">Pàg. </text:span><text:span text:style-name="MT1"><text:page-number text:select-page="current">2</text:page-number></text:span><text:span text:style-name="MT1"><text:s/>de </text:span><text:span text:style-name="MT1"><text:page-count style:num-format="1">2</text:page-count></text:span></text:p>
              <text:p text:style-name="MP6">Aquest document pot quedat obsolet una vegada imprès.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q </meta:initial-creator>
    <meta:creation-date>2014-09-24T09:05:51.882548463</meta:creation-date>
    <dc:date>2023-01-23T19:05:56.822709753</dc:date>
    <meta:editing-duration>PT17H45M52S</meta:editing-duration>
    <meta:editing-cycles>110</meta:editing-cycles>
    <meta:generator>LibreOffice/6.4.7.2$Linux_X86_64 LibreOffice_project/40$Build-2</meta:generator>
    <meta:document-statistic meta:table-count="2" meta:image-count="2" meta:object-count="0" meta:page-count="2" meta:paragraph-count="50" meta:word-count="253" meta:character-count="1514" meta:non-whitespace-character-count="1243"/>
  </office:meta>
</office:document-meta>
</file>